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Body_20_Text">
      <style:text-properties fo:font-weight="normal" style:font-weight-asian="normal" style:font-weight-complex="normal"/>
    </style:style>
    <style:style style:name="P2" style:family="paragraph" style:parent-style-name="Chapter_20_Number" style:master-page-name="Standard"/>
    <style:style style:name="P3" style:family="paragraph" style:parent-style-name="Code">
      <style:text-properties fo:font-weight="normal" style:font-weight-asian="normal" style:font-weight-complex="normal"/>
    </style:style>
    <style:style style:name="T1" style:family="text">
      <style:text-properties style:font-name="Times New Roman" style:font-name-asian="Times New Roman" style:font-name-complex="Times New Roman"/>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parent-style-name="Code_20_Inline">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parent-style-name="Code_20_Inline">
      <style:text-properties fo:font-weight="bold" style:font-weight-asian="bold" style:font-weight-complex="bold"/>
    </style:style>
    <number:number-style style:name="N0">
      <number:number number:min-integer-digits="1"/>
    </number:number-style>
  </office:automatic-styles>
  <office:body>
    <office:text>
      <text:tracked-changes>
        <text:changed-region text:id="ct1248363088">
          <text:deletion>
            <office:change-info>
              <dc:creator>Matthew Moodie</dc:creator>
              <dc:date>2006-09-14T12:52:00</dc:date>
            </office:change-info>
            <text:p text:style-name="Body_20_Text_20_First">-</text:p>
          </text:deletion>
        </text:changed-region>
        <text:changed-region text:id="ct1248362528">
          <text:insertion>
            <office:change-info>
              <dc:creator>Matthew Moodie</dc:creator>
              <dc:date>2006-09-14T12:52:00</dc:date>
            </office:change-info>
          </text:insertion>
        </text:changed-region>
        <text:changed-region text:id="ct1248365552">
          <text:deletion>
            <office:change-info>
              <dc:creator>Matthew Moodie</dc:creator>
              <dc:date>2006-09-14T12:52:00</dc:date>
            </office:change-info>
            <text:p text:style-name="Body_20_Text_20_First">-</text:p>
          </text:deletion>
        </text:changed-region>
        <text:changed-region text:id="ct1248366000">
          <text:insertion>
            <office:change-info>
              <dc:creator>Matthew Moodie</dc:creator>
              <dc:date>2006-09-14T12:52:00</dc:date>
            </office:change-info>
          </text:insertion>
        </text:changed-region>
        <text:changed-region text:id="ct1248364656">
          <text:format-change>
            <office:change-info>
              <dc:creator>Ray Lischner</dc:creator>
              <dc:date>2006-09-21T15:48:00</dc:date>
            </office:change-info>
          </text:format-change>
        </text:changed-region>
        <text:changed-region text:id="ct1248364432">
          <text:deletion>
            <office:change-info>
              <dc:creator>Ray Lischner</dc:creator>
              <dc:date>2006-09-21T15:49:00</dc:date>
            </office:change-info>
            <text:p text:style-name="Body_20_Text_20_Cont">A default argument value can preserve the interface already established, namely, that with two arguments, the constructor interprets them as Cartesian coordinates</text:p>
          </text:deletion>
        </text:changed-region>
        <text:changed-region text:id="ct1261702332">
          <text:insertion>
            <office:change-info>
              <dc:creator>Ray Lischner</dc:creator>
              <dc:date>2006-09-21T15:49:00</dc:date>
            </office:change-info>
          </text:insertion>
        </text:changed-region>
        <text:changed-region text:id="ct1261701884">
          <text:deletion>
            <office:change-info>
              <dc:creator>Ray Lischner</dc:creator>
              <dc:date>2006-09-21T15:49:00</dc:date>
            </office:change-info>
            <text:p text:style-name="Code"><text:s/>= false</text:p>
          </text:deletion>
        </text:changed-region>
        <text:changed-region text:id="ct1261701996">
          <text:insertion>
            <office:change-info>
              <dc:creator>Matthew Moodie</dc:creator>
              <dc:date>2006-09-14T12:57:00</dc:date>
            </office:change-info>
          </text:insertion>
        </text:changed-region>
        <text:changed-region text:id="ct1261702556">
          <text:deletion>
            <office:change-info>
              <dc:creator>Ray Lischner</dc:creator>
              <dc:date>2006-09-18T15:07:00</dc:date>
            </office:change-info>
            <text:p text:style-name="Body_20_Text">They don’t have any intrinsic behavior</text:p>
          </text:deletion>
        </text:changed-region>
        <text:changed-region text:id="ct1261701436">
          <text:deletion>
            <office:change-info>
              <dc:creator>Ray Lischner</dc:creator>
              <dc:date>2006-09-21T15:51:00</dc:date>
            </office:change-info>
            <text:p text:style-name="Body_20_Text">The</text:p>
          </text:deletion>
        </text:changed-region>
        <text:changed-region text:id="ct1261701324">
          <text:insertion>
            <office:change-info>
              <dc:creator>Ray Lischner</dc:creator>
              <dc:date>2006-09-21T15:51:00</dc:date>
            </office:change-info>
          </text:insertion>
        </text:changed-region>
        <text:changed-region text:id="ct1261700428">
          <text:deletion>
            <office:change-info>
              <dc:creator>Ray Lischner</dc:creator>
              <dc:date>2006-09-21T15:47:00</dc:date>
            </office:change-info>
            <text:p text:style-name="Body_20_Text">clar</text:p>
          </text:deletion>
        </text:changed-region>
        <text:changed-region text:id="ct1199414008">
          <text:insertion>
            <office:change-info>
              <dc:creator>Ray Lischner</dc:creator>
              <dc:date>2006-09-21T15:47:00</dc:date>
            </office:change-info>
          </text:insertion>
        </text:changed-region>
        <text:changed-region text:id="ct1199413672">
          <text:insertion>
            <office:change-info>
              <dc:creator>Ray Lischner</dc:creator>
              <dc:date>2006-09-21T15:52:00</dc:date>
            </office:change-info>
          </text:insertion>
        </text:changed-region>
        <text:changed-region text:id="ct1199415016">
          <text:deletion>
            <office:change-info>
              <dc:creator>Ray Lischner</dc:creator>
              <dc:date>2006-09-21T15:52:00</dc:date>
            </office:change-info>
            <text:p text:style-name="Body_20_Text">t</text:p>
          </text:deletion>
        </text:changed-region>
        <text:changed-region text:id="ct1199415128">
          <text:deletion>
            <office:change-info>
              <dc:creator>Ray Lischner</dc:creator>
              <dc:date>2006-09-21T15:52:00</dc:date>
            </office:change-info>
            <text:p text:style-name="Body_20_Text">to be </text:p>
          </text:deletion>
        </text:changed-region>
        <text:changed-region text:id="ct1199414568">
          <text:insertion>
            <office:change-info>
              <dc:creator>Ray Lischner</dc:creator>
              <dc:date>2006-09-21T15:52:00</dc:date>
            </office:change-info>
          </text:insertion>
        </text:changed-region>
        <text:changed-region text:id="ct1199412328">
          <text:insertion>
            <office:change-info>
              <dc:creator>Ray Lischner</dc:creator>
              <dc:date>2006-09-21T15:52:00</dc:date>
            </office:change-info>
          </text:insertion>
        </text:changed-region>
        <text:changed-region text:id="ct1199412216">
          <text:deletion>
            <office:change-info>
              <dc:creator>Ray Lischner</dc:creator>
              <dc:date>2006-09-21T15:52:00</dc:date>
            </office:change-info>
            <text:p text:style-name="Body_20_Text">U</text:p>
          </text:deletion>
        </text:changed-region>
        <text:changed-region text:id="ct1238031020">
          <text:insertion>
            <office:change-info>
              <dc:creator>Ray Lischner</dc:creator>
              <dc:date>2006-09-21T15:52:00</dc:date>
            </office:change-info>
          </text:insertion>
        </text:changed-region>
        <text:changed-region text:id="ct1238032028">
          <text:deletion>
            <office:change-info>
              <dc:creator>Matthew Moodie</dc:creator>
              <dc:date>2006-09-14T12:58:00</dc:date>
            </office:change-info>
            <text:p text:style-name="Body_20_Text">lasses</text:p>
          </text:deletion>
        </text:changed-region>
        <text:changed-region text:id="ct1238028668">
          <text:insertion>
            <office:change-info>
              <dc:creator>Matthew Moodie</dc:creator>
              <dc:date>2006-09-14T12:59:00</dc:date>
            </office:change-info>
          </text:insertion>
        </text:changed-region>
        <text:changed-region text:id="ct1238032140">
          <text:deletion>
            <office:change-info>
              <dc:creator>Ray Lischner</dc:creator>
              <dc:date>2006-09-18T15:08:00</dc:date>
            </office:change-info>
            <text:p text:style-name="Body_20_Text">, even if every member is public</text:p>
          </text:deletion>
        </text:changed-region>
        <text:changed-region text:id="ct1238029116">
          <text:deletion>
            <office:change-info>
              <dc:creator>Ray Lischner</dc:creator>
              <dc:date>2006-09-18T15:08:00</dc:date>
            </office:change-info>
            <text:p text:style-name="Body_20_Text">,</text:p>
          </text:deletion>
        </text:changed-region>
        <text:changed-region text:id="ct1238030572">
          <text:insertion>
            <office:change-info>
              <dc:creator>Ray Lischner</dc:creator>
              <dc:date>2006-09-21T15:53:00</dc:date>
            </office:change-info>
          </text:insertion>
        </text:changed-region>
        <text:changed-region text:id="ct1238029228">
          <text:deletion>
            <office:change-info>
              <dc:creator>Ray Lischner</dc:creator>
              <dc:date>2006-09-21T15:53:00</dc:date>
            </office:change-info>
            <text:p text:style-name="P1">only </text:p>
          </text:deletion>
        </text:changed-region>
        <text:changed-region text:id="ct1363762372">
          <text:insertion>
            <office:change-info>
              <dc:creator>Ray Lischner</dc:creator>
              <dc:date>2006-09-21T15:53:00</dc:date>
            </office:change-info>
          </text:insertion>
        </text:changed-region>
        <text:changed-region text:id="ct1363762260">
          <text:deletion>
            <office:change-info>
              <dc:creator>Ray Lischner</dc:creator>
              <dc:date>2006-09-21T15:53:00</dc:date>
            </office:change-info>
            <text:p text:style-name="P1">only </text:p>
          </text:deletion>
        </text:changed-region>
        <text:changed-region text:id="ct1248345400">
          <text:deletion>
            <office:change-info>
              <dc:creator>Ray Lischner</dc:creator>
              <dc:date>2006-10-16T10:59:00</dc:date>
            </office:change-info>
            <text:p text:style-name="Code">#include &lt;iostream&gt;</text:p>
            <text:p text:style-name="Code"/>
          </text:deletion>
        </text:changed-region>
        <text:changed-region text:id="ct1248343496">
          <text:insertion>
            <office:change-info>
              <dc:creator>Ray Lischner</dc:creator>
              <dc:date>2006-09-18T15:10:00</dc:date>
            </office:change-info>
          </text:insertion>
        </text:changed-region>
        <text:changed-region text:id="ct1248345512">
          <text:deletion>
            <office:change-info>
              <dc:creator>Ray Lischner</dc:creator>
              <dc:date>2006-09-18T15:09:00</dc:date>
            </office:change-info>
            <text:p text:style-name="Code">static_cast&lt;float&gt;(</text:p>
          </text:deletion>
        </text:changed-region>
        <text:changed-region text:id="ct1248343720">
          <text:deletion>
            <office:change-info>
              <dc:creator>Ray Lischner</dc:creator>
              <dc:date>2006-09-18T15:09:00</dc:date>
            </office:change-info>
            <text:p text:style-name="Code">)</text:p>
          </text:deletion>
        </text:changed-region>
        <text:changed-region text:id="ct1248343048">
          <text:deletion>
            <office:change-info>
              <dc:creator>Ray Lischner</dc:creator>
              <dc:date>2006-09-18T15:09:00</dc:date>
            </office:change-info>
            <text:p text:style-name="Code">float</text:p>
          </text:deletion>
        </text:changed-region>
        <text:changed-region text:id="ct1248345624">
          <text:insertion>
            <office:change-info>
              <dc:creator>Ray Lischner</dc:creator>
              <dc:date>2006-09-18T15:09:00</dc:date>
            </office:change-info>
          </text:insertion>
        </text:changed-region>
        <text:changed-region text:id="ct1237815784">
          <text:insertion>
            <office:change-info>
              <dc:creator>Ray Lischner</dc:creator>
              <dc:date>2006-09-21T15:54:00</dc:date>
            </office:change-info>
          </text:insertion>
        </text:changed-region>
        <text:changed-region text:id="ct1237818024">
          <text:deletion>
            <office:change-info>
              <dc:creator>Ray Lischner</dc:creator>
              <dc:date>2006-09-18T15:09:00</dc:date>
            </office:change-info>
            <text:p text:style-name="Code">static_cast&lt;double&gt;(</text:p>
          </text:deletion>
        </text:changed-region>
        <text:changed-region text:id="ct1237816344">
          <text:deletion>
            <office:change-info>
              <dc:creator>Ray Lischner</dc:creator>
              <dc:date>2006-09-18T15:09:00</dc:date>
            </office:change-info>
            <text:p text:style-name="Code">)</text:p>
          </text:deletion>
        </text:changed-region>
        <text:changed-region text:id="ct1301359036">
          <text:insertion>
            <office:change-info>
              <dc:creator>Ray Lischner</dc:creator>
              <dc:date>2006-09-18T15:09:00</dc:date>
            </office:change-info>
          </text:insertion>
        </text:changed-region>
        <text:changed-region text:id="ct1301359932">
          <text:deletion>
            <office:change-info>
              <dc:creator>Ray Lischner</dc:creator>
              <dc:date>2006-09-18T15:09:00</dc:date>
            </office:change-info>
            <text:p text:style-name="Code">float</text:p>
          </text:deletion>
        </text:changed-region>
        <text:changed-region text:id="ct1301359820">
          <text:deletion>
            <office:change-info>
              <dc:creator>Ray Lischner</dc:creator>
              <dc:date>2006-09-18T15:09:00</dc:date>
            </office:change-info>
            <text:p text:style-name="Code">static_cast&lt;long double&gt;(</text:p>
          </text:deletion>
        </text:changed-region>
        <text:changed-region text:id="ct1301359708">
          <text:deletion>
            <office:change-info>
              <dc:creator>Ray Lischner</dc:creator>
              <dc:date>2006-09-18T15:10:00</dc:date>
            </office:change-info>
            <text:p text:style-name="Code">)</text:p>
          </text:deletion>
        </text:changed-region>
        <text:changed-region text:id="ct1301359596">
          <text:insertion>
            <office:change-info>
              <dc:creator>Ray Lischner</dc:creator>
              <dc:date>2006-09-21T15:54:00</dc:date>
            </office:change-info>
          </text:insertion>
        </text:changed-region>
        <text:changed-region text:id="ct1301360492">
          <text:deletion>
            <office:change-info>
              <dc:creator>Ray Lischner</dc:creator>
              <dc:date>2006-10-16T10:59:00</dc:date>
            </office:change-info>
            <text:p text:style-name="Code">std::c</text:p>
          </text:deletion>
        </text:changed-region>
        <text:changed-region text:id="ct1662153956">
          <text:insertion>
            <office:change-info>
              <dc:creator>Ray Lischner</dc:creator>
              <dc:date>2006-09-21T15:55:00</dc:date>
            </office:change-info>
          </text:insertion>
        </text:changed-region>
        <text:changed-region text:id="ct1662153620">
          <text:deletion>
            <office:change-info>
              <dc:creator>Ray Lischner</dc:creator>
              <dc:date>2006-10-16T10:59:00</dc:date>
            </office:change-info>
            <text:p text:style-name="Code">std::c</text:p>
          </text:deletion>
        </text:changed-region>
      </text:tracked-changes>
      <text:variable-decls>
        <text:variable-decl office:value-type="float" text:name="chapter"/>
        <text:variable-decl office:value-type="float" text:name="com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variable-set text:name="comment" text:display="none" text:formula="ooow:0" office:value-type="float" office:value="0" style:data-style-name="N0"/>Exploration <text:variable-set text:name="chapter" office:value-type="float" office:value="33" style:data-style-name="N0">33</text:variable-set></text:p>
      <text:p text:style-name="Chapter_20_Title">Access Levels</text:p>
      <text:p text:style-name="Body_20_Text_20_First">Everyone has secrets, some of us more than others. Classes have secrets, too. Throughout this book, for example, you have used the <text:span text:style-name="Code_20_Inline">std::string</text:span> class without having any notion of what goes on inside the class. The implementation details are secrets<text:span text:style-name="T1">—</text:span>not closely guarded secrets, but secrets nonetheless. You cannot directly examine or modify any of <text:span text:style-name="Code_20_Inline">string</text:span>’s data members. Instead, it presents quite a few member functions that make up its public interface. You are free to use any of the publicly<text:change text:change-id="ct1248363088"/><text:change-start text:change-id="ct1248362528"/> <text:change-end text:change-id="ct1248362528"/>available member functions, but only the publicly<text:change text:change-id="ct1248365552"/><text:change-start text:change-id="ct1248366000"/> <text:change-end text:change-id="ct1248366000"/>available member functions. This exploration explains how you can do the same with your classes.</text:p>
      <text:p text:style-name="Heading_20_1">Public <text:span text:style-name="T2">vs</text:span>. Private</text:p>
      <text:p text:style-name="Body_20_Text_20_First">The author of a class determines which members are secrets, for use only by the class’s own member functions, and which members are freely available for use by any other bit of code in the program. Secret members are called <text:span text:style-name="T2">private</text:span>, and the members that anyone can use are <text:span text:style-name="T2">public</text:span>. The privacy setting is called the <text:span text:style-name="T2">access level</text:span>.</text:p>
      <text:p text:style-name="Body_20_Text">To specify an access level, use the <text:span text:style-name="Code_20_Inline">private</text:span> keyword or the <text:span text:style-name="Code_20_Inline">public</text:span> keyword, followed by a colon. All subsequent members in the class definition have that accessibility level until you change it with a new access level keyword. Listing <text:variable-get text:name="chapter" office:value-type="float" style:data-style-name="N0">33</text:variable-get>-<text:reference-ref text:reference-format="text" text:ref-name="point_code">1</text:reference-ref> shows the <text:span text:style-name="Code_20_Inline">point</text:span> class with access level specifiers.</text:p>
      <text:p text:style-name="Code_20_Caption"><text:hidden-text text:condition="ooow:" text:string-value=".func" text:is-hidden="true"/>Listing <text:variable-get text:name="chapter" office:value-type="float" style:data-style-name="N0">33</text:variable-get>-<text:reference-mark-start text:name="point_code"/><text:sequence text:ref-name="refText0" text:name="Text" text:formula="ooow:Text+1" style:num-format="1">1</text:sequence><text:reference-mark-end text:name="point_code"/>. The <text:span text:style-name="Code_20_Inline">point</text:span> class with access level specifiers</text:p>
      <text:p text:style-name="Code_20_First">struct point</text:p>
      <text:p text:style-name="Code">{</text:p>
      <text:p text:style-name="Code_20_Bold">public:</text:p>
      <text:p text:style-name="Code"><text:s text:c="2"/>point() : x_(0.0), y_(0.0) {}</text:p>
      <text:p text:style-name="Code"><text:s text:c="2"/>point(double x, double y) : x_(x), y_(y) {}</text:p>
      <text:p text:style-name="Code"/>
      <text:p text:style-name="Code"><text:s text:c="2"/>double x() const { return x_; }</text:p>
      <text:p text:style-name="Code"><text:s text:c="2"/>double y() const { return y_; }</text:p>
      <text:p text:style-name="Code_20_Bold"/>
      <text:p text:style-name="Code"><text:s text:c="2"/>double angle() <text:s text:c="3"/>const { return std::atan2(y(), x()); }</text:p>
      <text:p text:style-name="Code"><text:s text:c="2"/>double distance() const { return std::sqrt(x()*x() + y()*y()); }</text:p>
      <text:p text:style-name="Code"/>
      <text:p text:style-name="Code"><text:s text:c="2"/>void move_cartesian(double x, double y)</text:p>
      <text:p text:style-name="Code"><text:s text:c="2"/>{</text:p>
      <text:p text:style-name="Code"><text:s text:c="4"/>x_ = x;</text:p>
      <text:p text:style-name="Code"><text:s text:c="4"/>y_ = y;</text:p>
      <text:p text:style-name="Code"><text:s text:c="2"/>}</text:p>
      <text:p text:style-name="Code"><text:s text:c="2"/>void move_polar(double r, double angle)</text:p>
      <text:p text:style-name="Code"><text:s text:c="2"/>{</text:p>
      <text:p text:style-name="Code"><text:s text:c="4"/>move_cartesian(r * std::cos(angle), r * std::sin(angle));</text:p>
      <text:p text:style-name="Code"><text:s text:c="2"/>}</text:p>
      <text:p text:style-name="Code"/>
      <text:p text:style-name="Code"><text:s text:c="2"/>void scale_cartesian(double s) <text:s text:c="6"/>{ scale_cartesian(s, s); }</text:p>
      <text:p text:style-name="Code"><text:s text:c="2"/>void scale_cartesian(double xs, double ys)</text:p>
      <text:p text:style-name="Code"><text:s text:c="2"/>{</text:p>
      <text:p text:style-name="Code"><text:s text:c="4"/>move_cartesian(x() * xs, y() * ys);</text:p>
      <text:p text:style-name="Code"><text:s text:c="2"/>}</text:p>
      <text:p text:style-name="Code"><text:s text:c="2"/>void scale_polar(double r) <text:s text:c="10"/>{ move_polar(distance() * r, angle()); }</text:p>
      <text:p text:style-name="Code"><text:s text:c="2"/>void rotate(double a) <text:s text:c="15"/>{ move_polar(distance(), angle() + a); }</text:p>
      <text:p text:style-name="Code"><text:s text:c="2"/>void offset(double o) <text:s text:c="15"/>{ offset(o, o); }</text:p>
      <text:p text:style-name="Code"><text:s text:c="2"/>void offset(double xo, double yo) <text:s text:c="3"/>{ move_cartesian(x() + xo, y() + yo); }</text:p>
      <text:p text:style-name="Code"/>
      <text:p text:style-name="Code_20_Bold">private:</text:p>
      <text:p text:style-name="Code"><text:s text:c="2"/>double x_;</text:p>
      <text:p text:style-name="Code"><text:s text:c="2"/>double y_;</text:p>
      <text:p text:style-name="Code_20_Last">};</text:p>
      <text:p text:style-name="Body_20_Text_20_Cont">The data members are private, so the only functions that can modify them are <text:span text:style-name="Code_20_Inline">point</text:span>’s own member functions. Public member functions provide access to the position with the public <text:span text:style-name="Code_20_Inline">x()</text:span> and <text:span text:style-name="Code_20_Inline">y()</text:span> member functions.</text:p>
      <text:p text:style-name="Body_20_Text">Always keep data members private, and provide access only through member functions.</text:p>
      <text:p text:style-name="Body_20_Text">To modify a position, notice that <text:change-start text:change-id="ct1248364656"/><text:span text:style-name="Code_20_Inline">point</text:span><text:change-end text:change-id="ct1248364656"/> does not let the user arbitrarily assign a new <text:span text:style-name="T2">x</text:span><text:span text:style-name="T3"> or </text:span><text:span text:style-name="T2">y</text:span><text:span text:style-name="T3"> value. Instead, it offers several public member functions to move the point to an absolute position, or relative to the current position.</text:span></text:p>
      <text:p text:style-name="Body_20_Text">The public member functions let you work in Cartesian coordinates, that is, the familiar <text:span text:style-name="T2">x</text:span><text:span text:style-name="T3"> and </text:span><text:span text:style-name="T2">y</text:span><text:span text:style-name="T3"> positions, or in polar coordinates, specifying a position as an angle (relative to the </text:span><text:span text:style-name="T2">x</text:span><text:span text:style-name="T3">-axis) and a distance from the origin. Both representations for a point have their uses, and both can uniquely specify any position in two-dimensional space. Some users prefer polar notation and others prefer Cartesian. Neither user has direct access to the data members and so it doesn’t matter how the </text:span><text:span text:style-name="T4">point</text:span><text:span text:style-name="T3"> class actually stores the coordinates. In fact, you can change the implementation of </text:span><text:span text:style-name="T4">point</text:span><text:span text:style-name="T3"> to store the distance and angle as data members by changing only a few members functions. </text:span><text:span text:style-name="T5">Which member functions would you need to change?</text:span></text:p>
      <text:p text:style-name="Body_20_Text_20_First">~LLL</text:p>
      <text:p text:style-name="Body_20_Text_20_First">~LLL</text:p>
      <text:p text:style-name="Body_20_Text">Changing the data members from <text:span text:style-name="Code_20_Inline">x_</text:span> and <text:span text:style-name="Code_20_Inline">y_</text:span> to <text:span text:style-name="Code_20_Inline">r_</text:span> and <text:span text:style-name="Code_20_Inline">angle_</text:span> necessitate a change to the <text:span text:style-name="Code_20_Inline">x</text:span>, <text:span text:style-name="Code_20_Inline">y</text:span>, <text:span text:style-name="Code_20_Inline">angle, </text:span>and <text:span text:style-name="Code_20_Inline">distance </text:span>member functions just for access to the data members. You also need to change the two <text:span text:style-name="Code_20_Inline">move</text:span> functions: <text:span text:style-name="Code_20_Inline">move</text:span><text:span text:style-name="Code_20_Inline"><text:span text:style-name="Code_20_Inline">_</text:span></text:span><text:span text:style-name="Code_20_Inline">polar </text:span>and <text:span text:style-name="Code_20_Inline">move</text:span><text:span text:style-name="Code_20_Inline"><text:span text:style-name="Code_20_Inline">_</text:span></text:span><text:span text:style-name="Code_20_Inline">cartesian</text:span>. Finally, you need to modify the constructors. No other changes are necessary. Because the <text:span text:style-name="Code_20_Inline">scale</text:span> and <text:span text:style-name="Code_20_Inline">offset</text:span> functions do not access data members directly, but instead call other member functions, they are insulated from changes to the class implementation. <text:span text:style-name="T6">Rewrite the point class to store polar coordinates in its data members.</text:span><text:span text:style-name="T7"> Compare your class with mine in Listing </text:span><text:span text:style-name="T7"><text:variable-get text:name="chapter" office:value-type="float" style:data-style-name="N0">33</text:variable-get></text:span></text:p>
      <text:p text:style-name="Code_20_Caption"><text:hidden-text text:condition="ooow:" text:string-value=".func" text:is-hidden="true"/>Listing <text:variable-get text:name="chapter" office:value-type="float" style:data-style-name="N0">33</text:variable-get>-<text:reference-mark-start text:name="point_polar_code"/><text:sequence text:ref-name="refText1" text:name="Text" text:formula="ooow:Text+1" style:num-format="1">2</text:sequence><text:reference-mark-end text:name="point_polar_code"/>. The <text:span text:style-name="Code_20_Inline">point</text:span> class changed to store polar coordinates</text:p>
      <text:p text:style-name="Code_20_First">struct point</text:p>
      <text:p text:style-name="Code">{</text:p>
      <text:p text:style-name="Code">public:</text:p>
      <text:p text:style-name="Code_20_Bold"><text:s text:c="2"/>point() : r_(0.0), angle_(0.0) {}</text:p>
      <text:p text:style-name="Code_20_Bold"><text:s text:c="2"/>point(double x, double y) : r_(0.0), angle_(0.0) { move_cartesian(x, y); }</text:p>
      <text:p text:style-name="Code"/>
      <text:p text:style-name="Code_20_Bold"><text:s text:c="2"/>double x() const { return distance() * std::cos(angle()); }</text:p>
      <text:p text:style-name="Code_20_Bold"><text:s text:c="2"/>double y() const { return distance() * std::sin(angle()); }</text:p>
      <text:p text:style-name="Code_20_Bold"/>
      <text:p text:style-name="Code_20_Bold"><text:s text:c="2"/>double angle() <text:s text:c="3"/>const { return angle_; }</text:p>
      <text:p text:style-name="Code_20_Bold"><text:s text:c="2"/>double distance() const { return r_; }</text:p>
      <text:p text:style-name="Code"/>
      <text:p text:style-name="Code"><text:s text:c="2"/>void move_cartesian(double x, double y)</text:p>
      <text:p text:style-name="Code"><text:s text:c="2"/>{</text:p>
      <text:p text:style-name="Code_20_Bold"><text:s text:c="4"/>move_polar(std::sqrt(x*x + y*y), std::atan2(y, x));</text:p>
      <text:p text:style-name="Code"><text:s text:c="2"/>}</text:p>
      <text:p text:style-name="Code"><text:s text:c="2"/>void move_polar(double r, double angle)</text:p>
      <text:p text:style-name="Code"><text:s text:c="2"/>{</text:p>
      <text:p text:style-name="Code_20_Bold"><text:s text:c="4"/>r_ = r;</text:p>
      <text:p text:style-name="Code_20_Bold"><text:s text:c="4"/>angle_ = angle;</text:p>
      <text:p text:style-name="Code"><text:s text:c="2"/>}</text:p>
      <text:p text:style-name="Code"/>
      <text:p text:style-name="Code"><text:s text:c="2"/>void scale_cartesian(double s) <text:s text:c="6"/>{ scale_cartesian(s, s); }</text:p>
      <text:p text:style-name="Code"><text:s text:c="2"/>void scale_cartesian(double xs, double ys)</text:p>
      <text:p text:style-name="Code"><text:s text:c="2"/>{</text:p>
      <text:p text:style-name="Code"><text:s text:c="4"/>move_cartesian(x() * xs, y() * ys);</text:p>
      <text:p text:style-name="Code"><text:s text:c="2"/>}</text:p>
      <text:p text:style-name="Code"><text:s text:c="2"/>void scale_polar(double r) <text:s text:c="10"/>{ move_polar(distance() * r, angle()); }</text:p>
      <text:p text:style-name="Code"><text:s text:c="2"/>void rotate(double a) <text:s text:c="15"/>{ move_polar(distance(), angle() + a); }</text:p>
      <text:p text:style-name="Code"><text:s text:c="2"/>void offset(double o) <text:s text:c="15"/>{ offset(o, o); }</text:p>
      <text:p text:style-name="Code"><text:s text:c="2"/>void offset(double xo, double yo) <text:s text:c="3"/>{ move_cartesian(x() + xo, y() + yo); }</text:p>
      <text:p text:style-name="Code"/>
      <text:p text:style-name="Code">private:</text:p>
      <text:p text:style-name="Code_20_Bold"><text:s text:c="2"/>double r_;</text:p>
      <text:p text:style-name="Code_20_Bold"><text:s text:c="2"/>double angle_;</text:p>
      <text:p text:style-name="Code_20_Last">};</text:p>
      <text:p text:style-name="Body_20_Text_20_Cont">One small difficulty is the constructor. Ideally, <text:span text:style-name="Code_20_Inline">point</text:span> should have two constructors, one taking polar coordinates and other other taking Cartesian coordinates. The problem is that both coordinates are pairs of numbers, and overloading cannot distinguish between the arguments. That means you can’t use normal overloading for these constructors. Instead, you can add a third parameter: a flag that indicates whether to interpret the first two parameters as polar coordinates or Cartesian coordinates. <text:change text:change-id="ct1248364432"/><text:hidden-text text:condition="ooow:comment == 1" text:string-value="However I find that mechanism prone to error. Instead I would consider creating two utility types polar and cartesian. Each would be just a wrapper round an ordered pair of doubles. Now you can have a ctor that tkes a poler argument and another that takes a cartesian argument and the programmer will have to be explicit as to which they want. Another option is to define a simple class to represent and angle (that is probably useful in itself) now you can deferentiate the constructors because the cartesian one takes two doubles and the poler one takes a double and an angle)" text:is-hidden="true">However I find that mechanism prone to error. Instead I would consider creating two utility types polar and cartesian. Each would be just a wrapper round an ordered pair of doubles. Now you can have a ctor that tkes a poler argument and another that takes a cartesian argument and the programmer will have to be explicit as to which they want. Another option is to define a simple class to represent and angle (that is probably useful in itself) now you can deferentiate the constructors because the cartesian one takes two doubles and the poler one takes a double and an angle)</text:hidden-text><text:change-start text:change-id="ct1261702332"/><text:hidden-text text:condition="ooow:" text:string-value="[RL] I like the idea of having two classes. I chose this approach because when I introduce enumerated types, I will change the bool, which I admit is error-prone, to an enumeration: { polar, cartesian }, which should be much less error-prone." text:is-hidden="true"/><text:change-end text:change-id="ct1261702332"/>:</text:p>
      <text:p text:style-name="Code_20_First"><text:hidden-text text:condition="ooow:" text:string-value=".func" text:is-hidden="true"/>class polar</text:p>
      <text:p text:style-name="Code">{</text:p>
      <text:p text:style-name="Code">public:</text:p>
      <text:p text:style-name="Code"><text:s text:c="2"/>polar(double a, double b, bool is_polar<text:change text:change-id="ct1261701884"/>)</text:p>
      <text:p text:style-name="Code"><text:s text:c="2"/>{</text:p>
      <text:p text:style-name="Code"><text:s text:c="4"/>if (is_polar)</text:p>
      <text:p text:style-name="Code"><text:s text:c="6"/>move_polar(a, b);</text:p>
      <text:p text:style-name="Code"><text:s text:c="4"/>else</text:p>
      <text:p text:style-name="Code"><text:s text:c="6"/>move_cartesian(a, b);</text:p>
      <text:p text:style-name="Code"><text:s text:c="2"/>}</text:p>
      <text:p text:style-name="Code">... omitted for brevity ...</text:p>
      <text:p text:style-name="Code_20_Last">};</text:p>
      <text:p text:style-name="Body_20_Text_20_Cont">It’s something of a hack, but it will have to do for now. Later in the book, you will learn cleaner techniques to accomplish this task.</text:p>
      <text:p text:style-name="Heading_20_1">class <text:span text:style-name="T2">vs</text:span>. struct</text:p>
      <text:p text:style-name="Body_20_Text_20_First">Exploration 32 hinted that the <text:span text:style-name="Code_20_Inline">class</text:span> keyword was somehow involved in class definitions, even though every example in this book so far uses the <text:span text:style-name="Code_20_Inline">struct</text:span> keyword. Now is the time to learn the truth.</text:p>
      <text:p text:style-name="Body_20_Text">The truth is quite simple. The <text:span text:style-name="Code_20_Inline">struct</text:span> and <text:span text:style-name="Code_20_Inline">class</text:span> keywords both start class definitions. The only difference is the default access level: <text:span text:style-name="Code_20_Inline">private</text:span> for <text:span text:style-name="Code_20_Inline">class</text:span> and <text:span text:style-name="Code_20_Inline">public</text:span> for <text:span text:style-name="Code_20_Inline">struct</text:span>. That’s all.</text:p>
      <text:p text:style-name="Body_20_Text">By convention, programmers tend to use <text:span text:style-name="Code_20_Inline">class</text:span> for class definitions. Also by convention, class definitions begin with the public interface, tucking away the private members at the bottom of the class definition. Listing <text:variable-get text:name="chapter" office:value-type="float" style:data-style-name="N0">33</text:variable-get>-<text:reference-ref text:reference-format="text" text:ref-name="point_class_code">3</text:reference-ref> shows the latest incarnation of the <text:span text:style-name="Code_20_Inline">point</text:span> class, this time defined using the <text:span text:style-name="Code_20_Inline">class</text:span> keyword.</text:p>
      <text:p text:style-name="Code_20_Caption"><text:hidden-text text:condition="ooow:" text:string-value=".func" text:is-hidden="true"/>Listing <text:variable-get text:name="chapter" office:value-type="float" style:data-style-name="N0">33</text:variable-get>-<text:reference-mark-start text:name="point_class_code"/><text:sequence text:ref-name="refText2" text:name="Text" text:formula="ooow:Text+1" style:num-format="1">3</text:sequence><text:reference-mark-end text:name="point_class_code"/>. The <text:span text:style-name="Code_20_Inline">point</text:span> class defined with the <text:span text:style-name="Code_20_Inline">class</text:span> keyword</text:p>
      <text:p text:style-name="Code_20_Bold">class point</text:p>
      <text:p text:style-name="Code">{</text:p>
      <text:p text:style-name="Code">public:</text:p>
      <text:p text:style-name="Code"><text:s text:c="2"/>point() : r_(0.0), angle_(0.0) {}</text:p>
      <text:p text:style-name="Code"/>
      <text:p text:style-name="Code"><text:s text:c="2"/>double x() const { return distance() * std::cos(angle()); }</text:p>
      <text:p text:style-name="Code"><text:s text:c="2"/>double y() const { return distance() * std::sin(angle()); }</text:p>
      <text:p text:style-name="Code"/>
      <text:p text:style-name="Code"><text:s text:c="2"/>double angle() <text:s text:c="3"/>const { return angle_; }</text:p>
      <text:p text:style-name="Code"><text:s text:c="2"/>double distance() const { return r_; }</text:p>
      <text:p text:style-name="Code"/>
      <text:p text:style-name="Code"><text:s text:c="2"/>// ... other member functions omitted for brevity ...</text:p>
      <text:p text:style-name="Code"/>
      <text:p text:style-name="Code">private:</text:p>
      <text:p text:style-name="Code"><text:s text:c="2"/>double r_;</text:p>
      <text:p text:style-name="Code"><text:s text:c="2"/>double angle_;</text:p>
      <text:p text:style-name="Code_20_Last">};</text:p>
      <text:p text:style-name="Heading_20_1">Plain Old Data</text:p>
      <text:p text:style-name="Body_20_Text_20_First">So what good is the <text:span text:style-name="Code_20_Inline">struct</text:span> keyword? <text:hidden-text text:condition="ooow:comment == 1" text:string-value="some do some do not" text:is-hidden="true">some do some do not</text:hidden-text>Authors of introductory books like it because we can gradually introduce concepts such as classes without miring the reader in too many details, such as access levels, all at once. But what about real-world programs?</text:p>
      <text:p text:style-name="Body_20_Text">The <text:span text:style-name="Code_20_Inline">struct</text:span> keyword plays a crucial role in C-compatibility. C++ is a distinct language from C, but many programs must interface with the C world. C++ has a couple of key features to interface with C, and one of those is POD. That’s right, POD, short for Plain Old Data.</text:p>
      <text:p text:style-name="Body_20_Text">A POD type is one <text:change-start text:change-id="ct1261701996"/>that <text:change-end text:change-id="ct1261701996"/>stores data but doesn’t really do much else with it. For example, the built-in types are POD types. They don’t have member functions. <text:change text:change-id="ct1261702556"/><text:hidden-text text:condition="ooow:comment == 1" text:string-value="of course they have intrinsic behaviour. In this case it has the behaviour of an int." text:is-hidden="true">of course they have intrinsic behaviour. In this case it has the behaviour of an int.</text:hidden-text> An <text:span text:style-name="Code_20_Inline">int</text:span> just sits there and exists as an <text:span text:style-name="Code_20_Inline">int</text:span><text:span text:style-name="Code_20_Inline"><text:hidden-text text:condition="ooow:comment == 1" text:string-value="with all the behaviour of an int." text:is-hidden="true">with all the behaviour of an int.</text:hidden-text></text:span>. It’s up to your code to do something interesting with it. <text:change text:change-id="ct1261701436"/><text:change-start text:change-id="ct1261701324"/>An<text:change-end text:change-id="ct1261701324"/> <text:span text:style-name="Code_20_Inline">int</text:span> is plain, old data<text:hidden-text text:condition="ooow:comment == 1" text:string-value="not really. It is a POD type." text:is-hidden="true">not really. It is a POD type.</text:hidden-text>.</text:p>
      <text:p text:style-name="Body_20_Text">A class that has only public POD types as data members, with no constructors, and no overloaded assignment operator, is a POD type. A class with a private member, a member with reference or other non-POD type, a constructor, or an assignment operator is not POD<text:hidden-text text:condition="ooow:comment == 1" text:string-value="however the whole of this area is a minefield which WG21 is actively trying to clean up." text:is-hidden="true">however the whole of this area is a minefield which WG21 is actively trying to clean up.</text:hidden-text>.</text:p>
      <text:p text:style-name="Body_20_Text">The importance of POD types is that legacy C functions in the C++ library, in third-party libraries, or operating system interfaces, require POD types. This book won’t go into the details of any of these functions, but if you find yourself needing to call <text:span text:style-name="Code_20_Inline">memcpy</text:span>, <text:span text:style-name="Code_20_Inline">fwrite</text:span>, <text:span text:style-name="Code_20_Inline">ReadFileEx</text:span>, or any one of the myriad related functions, you will need to make sure you are using POD classes.</text:p>
      <text:p text:style-name="Body_20_Text">By de<text:change text:change-id="ct1261700428"/><text:change-start text:change-id="ct1199414008"/>fin<text:change-end text:change-id="ct1199414008"/>ing POD classes with <text:span text:style-name="Code_20_Inline">struct</text:span>, you achieve two goals: data members are public by default so you don’t need any access level specifiers, and it’s a hint to the human reader that the class is <text:change-start text:change-id="ct1199413672"/>not a normal class. Not everyone uses <text:span text:style-name="Code_20_Inline">struct</text:span> to <text:change-end text:change-id="ct1199413672"/>mean<text:change text:change-id="ct1199415016"/> <text:change text:change-id="ct1199415128"/>POD<text:change-start text:change-id="ct1199414568"/>, but it’s a convention I use in my own code<text:change-end text:change-id="ct1199414568"/>. <text:change-start text:change-id="ct1199412328"/>I <text:change-end text:change-id="ct1199412328"/><text:change text:change-id="ct1199412216"/><text:change-start text:change-id="ct1238031020"/>u<text:change-end text:change-id="ct1238031020"/>se <text:span text:style-name="Code_20_Inline">class</text:span> for all other c<text:change text:change-id="ct1238032028"/><text:change-start text:change-id="ct1238028668"/>ases<text:change-end text:change-id="ct1238028668"/><text:change text:change-id="ct1238032140"/><text:hidden-text text:condition="ooow:comment == 1" text:string-value="I do not like this. A class as opposed to a struct should not include public data members in my view" text:is-hidden="true">I do not like this. A class as opposed to a struct should not include public data members in my view</text:hidden-text><text:change text:change-id="ct1238029116"/> to remind the human reader that the class can take advantage of C++ features and is not required to maintain compatibility with C.</text:p>
      <text:p text:style-name="Heading_20_1">Public or Private?</text:p>
      <text:p text:style-name="Body_20_Text_20_First">Usually, you can easily tell which members should be public and which should be private. Sometimes, however, you need to stop and ponder. Consider the <text:span text:style-name="Code_20_Inline">rational</text:span> class (last seen in Exploration 31). <text:span text:style-name="T6">Rewrite the </text:span><text:span text:style-name="T8">rational</text:span><text:span text:style-name="T6"> class to take advantage of access levels.</text:span></text:p>
      <text:p text:style-name="P1">Did you decide to make <text:span text:style-name="Code_20_Inline">reduce()</text:span> public or private? I chose private because there is no need for any outside caller to call <text:span text:style-name="Code_20_Inline">reduc</text:span><text:span text:style-name="Code_20_Inline"><text:span text:style-name="Code_20_Inline">e</text:span></text:span><text:span text:style-name="Code_20_Inline">()</text:span>. Instead, the only member functions to call <text:span text:style-name="Code_20_Inline">reduce()</text:span> are the ones that change the data members themselves. Thus, <text:span text:style-name="Code_20_Inline">reduce()</text:span> is hidden from outside view and serves as an implementation detail. The more details you hide, the better because it makes your class easier to use.</text:p>
      <text:p text:style-name="P1">When you added access functions, did you let the caller change the numerator only? The denominator only? Or did you ask that the user assign both at the same time? The user of a <text:span text:style-name="Code_20_Inline">rational</text:span> object should treat it as a single entity, a number. You can’t assign <text:change-start text:change-id="ct1238030572"/>only <text:change-end text:change-id="ct1238030572"/>a new exponent <text:change text:change-id="ct1238029228"/>to a floating point number, and you shouldn’t be able to assign <text:change-start text:change-id="ct1363762372"/>only <text:change-end text:change-id="ct1363762372"/>a new numerator <text:change text:change-id="ct1363762260"/>to a rational number. On the other hand, I see no reason not to let the caller examine just the numerator or just the denominator. For example, you might want to write your own output formatting function, which requires knowing the numerator and denominator separately.</text:p>
      <text:p text:style-name="P1">A good sign that you have made the right choices is that you can rewrite all the operator functions easily. These functions should not need to access the data members of <text:span text:style-name="Code_20_Inline">rational</text:span>, but use only the public functions. If you tried to access any private members, you learned pretty quickly that the compiler won’t let you. That’s what privacy is all about.</text:p>
      <text:p text:style-name="P1">Compare your solution with mine in Listing <text:variable-get text:name="chapter" office:value-type="float" style:data-style-name="N0">33</text:variable-get>-<text:reference-ref text:reference-format="text" text:ref-name="rational_code">4</text:reference-ref>.</text:p>
      <text:p text:style-name="Code_20_Caption">Listing <text:variable-get text:name="chapter" office:value-type="float" style:data-style-name="N0">33</text:variable-get>-<text:reference-mark-start text:name="rational_code"/><text:sequence text:ref-name="refText3" text:name="Text" text:formula="ooow:Text+1" style:num-format="1">4</text:sequence><text:reference-mark-end text:name="rational_code"/>. The latest rewrite of the <text:span text:style-name="Code_20_Inline">rational</text:span> class</text:p>
      <text:p text:style-name="Code_20_First">#include &lt;cassert&gt;</text:p>
      <text:p text:style-name="Code">#include &lt;cstdlib&gt;</text:p>
      <text:p text:style-name="Code"><text:change text:change-id="ct1248345400"/>#include &lt;istream&gt;</text:p>
      <text:p text:style-name="Code">#include &lt;ostream&gt;</text:p>
      <text:p text:style-name="Code">#include &lt;sstream&gt;</text:p>
      <text:p text:style-name="Code"/>
      <text:p text:style-name="Code">/// Compute the greatest common divisor of two integers, using Euclid’s algorithm.</text:p>
      <text:p text:style-name="Code">int gcd(int n, int m)</text:p>
      <text:p text:style-name="Code">{</text:p>
      <text:p text:style-name="Code"><text:s text:c="2"/>n = std::abs(n);</text:p>
      <text:p text:style-name="Code"><text:s text:c="2"/>while (m != 0) {</text:p>
      <text:p text:style-name="Code"><text:s text:c="4"/>int tmp(n % m);</text:p>
      <text:p text:style-name="Code"><text:s text:c="4"/>n = m;</text:p>
      <text:p text:style-name="Code"><text:s text:c="4"/>m = tmp;</text:p>
      <text:p text:style-name="Code"><text:s text:c="2"/>}</text:p>
      <text:p text:style-name="Code"><text:s text:c="2"/>return n;</text:p>
      <text:p text:style-name="Code">}</text:p>
      <text:p text:style-name="Code"/>
      <text:p text:style-name="Code">/// Represent a rational number (fraction) as a numerator and denominator.</text:p>
      <text:p text:style-name="Code">class rational</text:p>
      <text:p text:style-name="Code">{</text:p>
      <text:p text:style-name="Code">public:</text:p>
      <text:p text:style-name="Code"><text:s text:c="2"/>rational(): numerator_(0), denominator_(1) <text:s/>{}</text:p>
      <text:p text:style-name="Code"><text:s text:c="2"/>rational(int num): numerator_(num), denominator_(1) {}</text:p>
      <text:p text:style-name="Code"/>
      <text:p text:style-name="Code"><text:s text:c="2"/>rational(int num, int den)</text:p>
      <text:p text:style-name="Code"><text:s text:c="2"/>: numerator_(num), denominator_(den)</text:p>
      <text:p text:style-name="Code"><text:s text:c="2"/>{</text:p>
      <text:p text:style-name="Code"><text:s text:c="4"/>reduce();</text:p>
      <text:p text:style-name="Code"><text:s text:c="2"/>}</text:p>
      <text:p text:style-name="Code"><text:change-start text:change-id="ct1248343496"/></text:p>
      <text:p text:style-name="Code"><text:s text:c="2"/>rational(double r)</text:p>
      <text:p text:style-name="Code"><text:s text:c="2"/>: numerator_(static_cast&lt;int&gt;(r * 10000)), denominator_(10000)</text:p>
      <text:p text:style-name="Code"><text:s text:c="2"/>{</text:p>
      <text:p text:style-name="Code"><text:s text:c="4"/>reduce();</text:p>
      <text:p text:style-name="Code"><text:s text:c="2"/>}</text:p>
      <text:p text:style-name="Code"><text:change-end text:change-id="ct1248343496"/></text:p>
      <text:p text:style-name="Code"><text:s text:c="2"/>int numerator() <text:s text:c="2"/>const { return numerator_; }</text:p>
      <text:p text:style-name="Code"><text:s text:c="2"/>int denominator() const { return denominator_; }</text:p>
      <text:p text:style-name="Code"><text:s text:c="2"/>float as_float()</text:p>
      <text:p text:style-name="Code"><text:s text:c="2"/>const</text:p>
      <text:p text:style-name="Code"><text:s text:c="2"/>{</text:p>
      <text:p text:style-name="Code"><text:s text:c="4"/>return static_cast&lt;float&gt;(numerator()) / <text:change text:change-id="ct1248345512"/>denominator()<text:change text:change-id="ct1248343720"/>;</text:p>
      <text:p text:style-name="Code"><text:s text:c="2"/>}</text:p>
      <text:p text:style-name="Code"/>
      <text:p text:style-name="Code"><text:s text:c="2"/><text:change text:change-id="ct1248343048"/><text:change-start text:change-id="ct1248345624"/>double<text:change-end text:change-id="ct1248345624"/> as_double()<text:hidden-text text:condition="ooow:comment == 1" text:string-value="You still have these wrong!!!" text:is-hidden="true">You still have these wrong!!!</text:hidden-text><text:change-start text:change-id="ct1237815784"/><text:hidden-text text:condition="ooow:" text:string-value="[RL]Copy &amp; paste: the fastest way to introduce errors in new code" text:is-hidden="true"/><text:change-end text:change-id="ct1237815784"/></text:p>
      <text:p text:style-name="Code"><text:s text:c="2"/>const</text:p>
      <text:p text:style-name="Code"><text:s text:c="2"/>{</text:p>
      <text:p text:style-name="Code"><text:s text:c="4"/>return static_cast&lt;double&gt;(numerator()) / <text:change text:change-id="ct1237818024"/>denominator()<text:change text:change-id="ct1237816344"/>;</text:p>
      <text:p text:style-name="Code"><text:s text:c="2"/>}</text:p>
      <text:p text:style-name="Code"/>
      <text:p text:style-name="Code"><text:s text:c="2"/><text:change-start text:change-id="ct1301359036"/>long double<text:change-end text:change-id="ct1301359036"/><text:change text:change-id="ct1301359932"/> as_long_double()<text:hidden-text text:condition="ooow:comment == 1" text:string-value="You still have these wrong!!!" text:is-hidden="true">You still have these wrong!!!</text:hidden-text></text:p>
      <text:p text:style-name="Code"><text:s text:c="2"/>const</text:p>
      <text:p text:style-name="Code"><text:s text:c="2"/>{</text:p>
      <text:p text:style-name="Code"><text:s text:c="4"/>return static_cast&lt;long double&gt;(numerator()) / </text:p>
      <text:p text:style-name="Code"><text:s text:c="11"/><text:change text:change-id="ct1301359820"/>denominator()<text:change text:change-id="ct1301359708"/>;</text:p>
      <text:p text:style-name="Code"><text:s text:c="2"/>}</text:p>
      <text:p text:style-name="Code"/>
      <text:p text:style-name="Code"><text:s text:c="2"/>/// Assign a numerator and a denominator, then reduce to normal form.</text:p>
      <text:p text:style-name="Code"><text:s text:c="2"/>void assign(int num, int den = 1)</text:p>
      <text:p text:style-name="Code"><text:s text:c="2"/>{</text:p>
      <text:p text:style-name="Code"><text:s text:c="4"/>numerator_ = num;</text:p>
      <text:p text:style-name="Code"><text:s text:c="4"/>denominator_ = den;</text:p>
      <text:p text:style-name="Code"><text:s text:c="4"/>reduce();</text:p>
      <text:p text:style-name="Code"><text:s text:c="2"/>}</text:p>
      <text:p text:style-name="Code">private:</text:p>
      <text:p text:style-name="Code"><text:s text:c="2"/>/// Reduce the numerator and denominator by their GCD.</text:p>
      <text:p text:style-name="Code"><text:s text:c="2"/>void reduce()<text:hidden-text text:condition="ooow:comment == 1" text:string-value="all this writing of defining member functions in class disturbs me. It is developing bad habits which will have to be unlearnt" text:is-hidden="true">all this writing of defining member functions in class disturbs me. It is developing bad habits which will have to be unlearnt</text:hidden-text><text:change-start text:change-id="ct1301359596"/><text:hidden-text text:condition="ooow:" text:string-value="[RL]I think the readers will be able to unlearn it before its too late." text:is-hidden="true"/><text:change-end text:change-id="ct1301359596"/></text:p>
      <text:p text:style-name="Code"><text:s text:c="2"/>{</text:p>
      <text:p text:style-name="Code"><text:s text:c="4"/>assert(denominator() != 0);</text:p>
      <text:p text:style-name="Code"><text:s text:c="4"/>if (denominator() &lt; 0)</text:p>
      <text:p text:style-name="Code"><text:s text:c="4"/>{</text:p>
      <text:p text:style-name="Code"><text:s text:c="6"/>denominator_ = -denominator();</text:p>
      <text:p text:style-name="Code"><text:s text:c="6"/>numerator_ = -numerator();</text:p>
      <text:p text:style-name="Code"><text:s text:c="4"/>}</text:p>
      <text:p text:style-name="Code"><text:s text:c="4"/>int div(gcd(numerator(), denominator()));</text:p>
      <text:p text:style-name="Code"><text:s text:c="4"/>numerator_ = numerator() / div;</text:p>
      <text:p text:style-name="Code"><text:s text:c="4"/>denominator_ = denominator() / div;</text:p>
      <text:p text:style-name="Code"><text:s text:c="2"/>}</text:p>
      <text:p text:style-name="Code"/>
      <text:p text:style-name="Code"><text:s text:c="2"/>int numerator_;</text:p>
      <text:p text:style-name="Code"><text:s text:c="2"/>int denominator_;</text:p>
      <text:p text:style-name="Code">};</text:p>
      <text:p text:style-name="Code"/>
      <text:p text:style-name="Code">/// Absolute value of a rational number.</text:p>
      <text:p text:style-name="Code">rational abs(rational const&amp; r)</text:p>
      <text:p text:style-name="Code">{</text:p>
      <text:p text:style-name="Code"><text:s text:c="2"/>return rational(abs(r.numerator()), r.denominator());</text:p>
      <text:p text:style-name="Code">}</text:p>
      <text:p text:style-name="Code"/>
      <text:p text:style-name="Code">/// Unary negation of a rational number.</text:p>
      <text:p text:style-name="Code">rational operator-(rational const&amp; r)</text:p>
      <text:p text:style-name="Code">{</text:p>
      <text:p text:style-name="Code"><text:s text:c="2"/>return rational(-r.numerator(), r.denominator());</text:p>
      <text:p text:style-name="Code">}</text:p>
      <text:p text:style-name="Code"/>
      <text:p text:style-name="Code">/// Add rational numbers.</text:p>
      <text:p text:style-name="Code">rational operator+(rational const&amp; lhs, rational const&amp; rhs)</text:p>
      <text:p text:style-name="Code">{</text:p>
      <text:p text:style-name="Code"><text:s text:c="2"/>return rational(</text:p>
      <text:p text:style-name="Code"><text:s text:c="10"/>lhs.numerator() * rhs.denominator() + rhs.numerator() * lhs.denominator(),</text:p>
      <text:p text:style-name="Code"><text:s text:c="10"/>lhs.denominator() * rhs.denominator());</text:p>
      <text:p text:style-name="Code">}</text:p>
      <text:p text:style-name="Code"/>
      <text:p text:style-name="Code">/// Subtraction of rational numbers.</text:p>
      <text:p text:style-name="Code">rational operator-(rational const&amp; lhs, rational const&amp; rhs)</text:p>
      <text:p text:style-name="Code">{</text:p>
      <text:p text:style-name="Code"><text:s text:c="2"/>return rational(</text:p>
      <text:p text:style-name="Code"><text:s text:c="10"/>lhs.numerator() * rhs.denominator() - rhs.numerator() * lhs.denominator(),</text:p>
      <text:p text:style-name="Code"><text:s text:c="10"/>lhs.denominator() * rhs.denominator());</text:p>
      <text:p text:style-name="Code">}</text:p>
      <text:p text:style-name="Code"/>
      <text:p text:style-name="Code">/// Multiplication of rational numbers.</text:p>
      <text:p text:style-name="Code">rational operator*(rational const&amp; lhs, rational const&amp; rhs)</text:p>
      <text:p text:style-name="Code">{</text:p>
      <text:p text:style-name="Code"><text:s text:c="2"/>return rational(lhs.numerator() * rhs.numerator(),</text:p>
      <text:p text:style-name="Code"><text:s text:c="18"/>lhs.denominator() * rhs.denominator());</text:p>
      <text:p text:style-name="Code">}</text:p>
      <text:p text:style-name="Code"/>
      <text:p text:style-name="Code">/// Division of rational numbers.</text:p>
      <text:p text:style-name="Code">/// TODO: check for division-by-zero</text:p>
      <text:p text:style-name="Code">rational operator/(rational const&amp; lhs, rational const&amp; rhs)</text:p>
      <text:p text:style-name="Code">{</text:p>
      <text:p text:style-name="Code"><text:s text:c="2"/>return rational(lhs.numerator() * rhs.denominator(),</text:p>
      <text:p text:style-name="Code"><text:s text:c="18"/>lhs.denominator() * rhs.numerator());</text:p>
      <text:p text:style-name="Code">}</text:p>
      <text:p text:style-name="Code"/>
      <text:p text:style-name="Code">/// Compare two rational numbers for equality.</text:p>
      <text:p text:style-name="Code">bool operator==(rational const&amp; a, rational const&amp; b)</text:p>
      <text:p text:style-name="Code">{</text:p>
      <text:p text:style-name="Code"><text:s text:c="2"/>return a.numerator() == b.numerator() and a.denominator() == b.denominator();</text:p>
      <text:p text:style-name="Code">}</text:p>
      <text:p text:style-name="Code"/>
      <text:p text:style-name="Code">/// Compare two rational numbers for inequality.</text:p>
      <text:p text:style-name="Code">inline bool operator!=(rational const&amp; a, rational const&amp; b)</text:p>
      <text:p text:style-name="Code">{</text:p>
      <text:p text:style-name="Code"><text:s text:c="2"/>return not (a == b);</text:p>
      <text:p text:style-name="Code">}</text:p>
      <text:p text:style-name="Code">/// Compare two rational numbers for less-than.</text:p>
      <text:p text:style-name="Code">bool operator&lt;(rational const&amp; a, rational const&amp; b)</text:p>
      <text:p text:style-name="Code">{</text:p>
      <text:p text:style-name="Code"><text:s text:c="2"/>return a.numerator() * b.denominator() &lt; b.numerator() * a.denominator();</text:p>
      <text:p text:style-name="Code">}</text:p>
      <text:p text:style-name="Code"/>
      <text:p text:style-name="Code">/// Compare two rational numbers for less-than-or-equal.</text:p>
      <text:p text:style-name="Code">inline bool operator&lt;=(rational const&amp; a, rational const&amp; b)</text:p>
      <text:p text:style-name="Code">{</text:p>
      <text:p text:style-name="Code"><text:s text:c="2"/>return not (b &lt; a);</text:p>
      <text:p text:style-name="Code">}</text:p>
      <text:p text:style-name="Code">/// Compare two rational numbers for greater-than.</text:p>
      <text:p text:style-name="Code">inline bool operator&gt;(rational const&amp; a, rational const&amp; b)</text:p>
      <text:p text:style-name="Code">{</text:p>
      <text:p text:style-name="Code"><text:s text:c="2"/>return b &lt; a;</text:p>
      <text:p text:style-name="Code">}</text:p>
      <text:p text:style-name="Code"/>
      <text:p text:style-name="Code">/// Compare two rational numbers for greater-than-or-equal.</text:p>
      <text:p text:style-name="Code">inline bool operator&gt;=(rational const&amp; a, rational const&amp; b)</text:p>
      <text:p text:style-name="Code">{</text:p>
      <text:p text:style-name="Code"><text:s text:c="2"/>return not (b &gt; a);</text:p>
      <text:p text:style-name="Code">}</text:p>
      <text:p text:style-name="P3"/>
      <text:p text:style-name="P3">/// Read a rational number.</text:p>
      <text:p text:style-name="P3">/// Format is @em integer @c / @em integer.</text:p>
      <text:p text:style-name="Code">std::istream&amp; operator&gt;&gt;(std::istream&amp; in, rational&amp; rat)</text:p>
      <text:p text:style-name="Code">{</text:p>
      <text:p text:style-name="Code"><text:s text:c="2"/>int n(0), d(0);</text:p>
      <text:p text:style-name="Code"><text:s text:c="2"/>char sep('\0');</text:p>
      <text:p text:style-name="Code"><text:s text:c="2"/>if (not (in &gt;&gt; n &gt;&gt; sep))</text:p>
      <text:p text:style-name="Code"><text:s text:c="4"/>// Error reading the numerator or the separator character.</text:p>
      <text:p text:style-name="Code"><text:s text:c="4"/>in.setstate(<text:change text:change-id="ct1301360492"/>in.failbit);</text:p>
      <text:p text:style-name="Code"><text:s text:c="2"/>else if (sep != '/')</text:p>
      <text:p text:style-name="Code"><text:s text:c="2"/>{</text:p>
      <text:p text:style-name="Code"><text:s text:c="4"/>// Push sep back into the input stream, so the next input operation</text:p>
      <text:p text:style-name="Code"><text:s text:c="4"/>// will read it.</text:p>
      <text:p text:style-name="Code"><text:s text:c="4"/>in.unget();</text:p>
      <text:p text:style-name="Code"><text:s text:c="4"/>rat.assign(n<text:change-start text:change-id="ct1662153956"/>, 1<text:change-end text:change-id="ct1662153956"/>);</text:p>
      <text:p text:style-name="Code"><text:s text:c="2"/>}</text:p>
      <text:p text:style-name="Code"><text:s text:c="2"/>else if (in &gt;&gt; d)</text:p>
      <text:p text:style-name="Code"><text:s text:c="4"/>// Successfully read numerator, separator, and denominator.</text:p>
      <text:p text:style-name="Code"><text:s text:c="4"/>rat.assign(n, d);</text:p>
      <text:p text:style-name="Code"><text:s text:c="2"/>else</text:p>
      <text:p text:style-name="Code"><text:s text:c="4"/>// Error reading denominator.</text:p>
      <text:p text:style-name="Code"><text:s text:c="4"/>in.setstate(<text:change text:change-id="ct1662153620"/>in.failbit);</text:p>
      <text:p text:style-name="Code"/>
      <text:p text:style-name="Code"><text:s text:c="2"/>return in;</text:p>
      <text:p text:style-name="Code">}</text:p>
      <text:p text:style-name="Code"/>
      <text:p text:style-name="Code">/// Write a rational numbers.</text:p>
      <text:p text:style-name="Code">/// Format is @em numerator @c / @en denominator.</text:p>
      <text:p text:style-name="Code">std::ostream&amp; operator&lt;&lt;(std::ostream&amp; out, rational const&amp; rat)</text:p>
      <text:p text:style-name="Code">{</text:p>
      <text:p text:style-name="Code"><text:s text:c="2"/>std::ostringstream tmp;</text:p>
      <text:p text:style-name="Code"><text:s text:c="2"/>tmp &lt;&lt; rat.numerator() &lt;&lt; '/' &lt;&lt; rat.denominator();</text:p>
      <text:p text:style-name="Code"><text:s text:c="2"/>out &lt;&lt; tmp.str();</text:p>
      <text:p text:style-name="Code"/>
      <text:p text:style-name="Code"><text:s text:c="2"/>return out;</text:p>
      <text:p text:style-name="Code_20_Last">}</text:p>
      <text:p text:style-name="Body_20_Text_20_Cont">Classes are one of the fundamental building blocks of object-oriented programming. Now that you know how classes work, you can see how they apply to this style of programming, which is the subject of the next explo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Caption_20_characters" style:display-name="Caption characters" style:family="text"/>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Exploration 33 - Access Levels</dc:title>
    <dc:subject>Exploring C++</dc:subject>
    <meta:initial-creator>Ray Lischner</meta:initial-creator>
    <meta:creation-date>2006-03-30T10:01:31</meta:creation-date>
    <dc:creator>Ray Lischner</dc:creator>
    <dc:date>2006-10-16T11:01:47</dc:date>
    <dc:language>en-US</dc:language>
    <meta:editing-cycles>47</meta:editing-cycles>
    <meta:editing-duration>PT23H51M28S</meta:editing-duration>
    <meta:user-defined meta:name="codex-configfile">apress-cpp-dox.xml</meta:user-defined>
    <meta:user-defined meta:name="codex-chapter-number">33</meta:user-defined>
    <meta:user-defined meta:name="codex-doxygen"/>
    <meta:user-defined meta:name="Info 4"/>
    <meta:document-statistic meta:table-count="0" meta:image-count="0" meta:object-count="0" meta:page-count="9" meta:paragraph-count="324" meta:word-count="2422" meta:character-count="16053"/>
  </office:meta>
</office:document-meta>
</file>